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6000002A931844B2614420094.png" manifest:media-type="image/png"/>
  <manifest:file-entry manifest:full-path="Pictures/1000000000000230000002301188CB54DAC3753A.png" manifest:media-type="image/png"/>
  <manifest:file-entry manifest:full-path="Pictures/100000000000023F0000014080D4A47B09911B4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Slab" svg:font-family="'Roboto Slab'" style:font-adornments="Regular" style:font-pitch="variable"/>
    <style:font-face style:name="Roboto Slab1" svg:font-family="'Roboto Slab'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t" svg:stroke-width="0.051cm" svg:stroke-color="#4b2204" draw:marker-start="Diamond" draw:marker-start-width="0.229cm" draw:marker-start-center="true" draw:marker-end="Diamond" draw:marker-end-width="0.229cm" svg:stroke-opacity="35%" svg:stroke-linecap="butt" draw:fill="none" draw:fill-color="#729fcf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4b2204" draw:textarea-horizontal-align="left" draw:auto-grow-height="true" draw:auto-grow-width="false" fo:min-height="1.10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67cm" fo:min-width="2.61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9cm" fo:min-width="2.61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27cm" fo:min-width="2.61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33cm" fo:min-width="2.614cm"/>
      <style:paragraph-properties style:writing-mode="lr-tb"/>
    </style:style>
    <style:style style:name="gr8" style:family="graphic" style:parent-style-name="objectwithoutfill">
      <style:graphic-properties draw:stroke="dash" draw:stroke-dash="Dot" svg:stroke-width="0.051cm" svg:stroke-color="#4b2204" draw:marker-start="" draw:marker-start-width="0.279cm" draw:marker-end="" draw:marker-end-width="0.279cm" svg:stroke-opacity="35%" draw:fill="none" draw:textarea-vertical-align="middle" fo:padding-top="0.15cm" fo:padding-bottom="0.15cm" fo:padding-left="0.275cm" fo:padding-right="0.275cm"/>
    </style:style>
    <style:style style:name="gr9" style:family="graphic" style:parent-style-name="Object_20_with_20_no_20_fill_20_and_20_no_20_line">
      <style:graphic-properties svg:stroke-color="#3465a4" draw:fill-color="#4b2204" draw:textarea-horizontal-align="center" draw:textarea-vertical-align="middle" draw:color-mode="standard" draw:luminance="0%" draw:contrast="0%" draw:gamma="100%" draw:red="0%" draw:green="0%" draw:blue="0%" fo:clip="rect(0.574cm, 4.303cm, 0.519cm, 3.987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05cm, 1.709cm, 1.364cm, 1.677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102cm" svg:stroke-color="#ff8000" draw:marker-start-width="0.356cm" draw:marker-end-width="0.356cm" svg:stroke-opacity="30%" draw:fill="none" draw:fill-color="#4b2204" draw:textarea-vertical-align="middle" fo:padding-top="0.176cm" fo:padding-bottom="0.176cm" fo:padding-left="0.301cm" fo:padding-right="0.301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text-properties style:font-name="Roboto Slab" fo:font-size="26pt" fo:font-weight="bold"/>
    </style:style>
    <style:style style:name="P3" style:family="paragraph">
      <loext:graphic-properties draw:fill="none" draw:fill-color="#ffffff"/>
      <style:text-properties style:font-name="Roboto Slab" fo:font-size="26pt" fo:font-weight="bold"/>
    </style:style>
    <style:style style:name="P4" style:family="paragraph">
      <style:text-properties fo:color="#8d281e" loext:opacity="100%" fo:font-size="14pt" fo:font-weight="bold"/>
    </style:style>
    <style:style style:name="P5" style:family="paragraph">
      <loext:graphic-properties draw:fill="none" draw:fill-color="#4b2204"/>
      <style:text-properties fo:color="#8d281e" loext:opacity="100%" fo:font-size="14pt" fo:font-weight="bold"/>
    </style:style>
    <style:style style:name="P6" style:family="paragraph">
      <style:text-properties fo:color="#41190d" loext:opacity="100%" style:font-name="Roboto Slab" fo:font-size="16pt" fo:font-weight="bold"/>
    </style:style>
    <style:style style:name="P7" style:family="paragraph">
      <style:paragraph-properties fo:margin-left="0cm" fo:margin-right="0cm" fo:text-align="start" fo:text-indent="0cm">
        <style:tab-stops/>
      </style:paragraph-properties>
      <style:text-properties fo:color="#41190d" loext:opacity="100%" style:font-name="Roboto Slab" fo:font-size="16pt" fo:font-weight="bold" fo:hyphenate="false" loext:hyphenation-no-caps="false"/>
    </style:style>
    <style:style style:name="P8" style:family="paragraph">
      <style:paragraph-properties fo:margin-left="0cm" fo:margin-right="0cm" fo:margin-top="0cm" fo:margin-bottom="0cm" fo:line-height="100%" fo:text-align="justify" fo:text-align-last="justify" fo:text-indent="0cm"/>
      <style:text-properties fo:color="#41190d" loext:opacity="100%" style:font-name="Roboto Slab" fo:font-size="16pt" fo:font-weight="bold"/>
    </style:style>
    <style:style style:name="P9" style:family="paragraph">
      <style:paragraph-properties fo:margin-left="0cm" fo:margin-right="0cm" fo:margin-top="0cm" fo:margin-bottom="0cm" fo:line-height="100%" fo:text-align="justify" fo:text-align-last="justify" fo:text-indent="0cm"/>
      <style:text-properties fo:color="#41190d" loext:opacity="100%" style:font-name="Roboto Slab" fo:font-size="16pt" fo:font-weight="bold" fo:hyphenate="false" loext:hyphenation-no-caps="false"/>
    </style:style>
    <style:style style:name="P10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41190d" loext:opacity="100%" style:font-name="Roboto Slab" fo:font-size="16pt" fo:font-weight="bold" fo:hyphenate="false" loext:hyphenation-no-caps="false"/>
    </style:style>
    <style:style style:name="P11" style:family="paragraph">
      <loext:graphic-properties draw:fill="none" draw:fill-color="#ffffff"/>
      <style:text-properties fo:color="#41190d" loext:opacity="100%" style:font-name="Roboto Slab" fo:font-size="16pt" fo:font-weight="bold"/>
    </style:style>
    <style:style style:name="P12" style:family="paragraph">
      <style:text-properties fo:color="#4b2204" loext:opacity="100%" style:font-name="Roboto Slab" fo:font-size="16pt" fo:font-weight="bold"/>
    </style:style>
    <style:style style:name="P13" style:family="paragraph">
      <loext:graphic-properties draw:fill="none" draw:fill-color="#ffffff"/>
      <style:text-properties fo:color="#4b2204" loext:opacity="100%" style:font-name="Roboto Slab" fo:font-size="16pt" fo:font-weight="bold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color="#4b2204" loext:opacity="100%" style:font-name="Roboto Slab" fo:font-size="16pt" fo:font-weight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4b2204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4b2204"/>
      <style:paragraph-properties fo:text-align="center"/>
      <style:text-properties style:text-position="33% 58%"/>
    </style:style>
    <style:style style:name="T1" style:family="text">
      <style:text-properties fo:font-size="26pt"/>
    </style:style>
    <style:style style:name="T2" style:family="text">
      <style:text-properties fo:color="#8d281e" loext:opacity="100%"/>
    </style:style>
    <style:style style:name="T3" style:family="text">
      <style:text-properties fo:color="#4b2204" loext:opacity="100%"/>
    </style:style>
    <style:style style:name="T4" style:family="text">
      <style:text-properties fo:color="#666666" loext:opacity="100%" fo:font-size="12pt" fo:font-weight="bold"/>
    </style:style>
    <style:style style:name="T5" style:family="text">
      <style:text-properties fo:color="#8d281e" loext:opacity="100%" fo:font-size="9pt"/>
    </style:style>
    <style:style style:name="T6" style:family="text">
      <style:text-properties fo:color="#8d281e" loext:opacity="100%" fo:font-size="10.5pt"/>
    </style:style>
    <style:style style:name="T7" style:family="text">
      <style:text-properties fo:font-variant="normal" fo:text-transform="none" fo:color="#666666" loext:opacity="100%" style:text-line-through-style="none" style:text-line-through-type="none" fo:font-size="9pt" style:text-underline-style="none" fo:font-weight="normal" style:text-overline-style="none" style:text-overline-color="font-color"/>
    </style:style>
    <style:style style:name="T8" style:family="text">
      <style:text-properties fo:font-variant="normal" fo:text-transform="none" fo:color="#666666" loext:opacity="100%" style:text-line-through-style="none" style:text-line-through-type="none" fo:font-size="10.5pt" style:text-underline-style="none" style:text-overline-style="none" style:text-overline-color="font-color"/>
    </style:style>
    <style:style style:name="T9" style:family="text">
      <style:text-properties fo:font-variant="normal" fo:text-transform="none" fo:color="#666666" loext:opacity="100%" style:text-line-through-style="none" style:text-line-through-type="none" fo:font-size="10.5pt" style:text-underline-style="none" fo:font-weight="normal" style:text-overline-style="none" style:text-overline-color="font-color"/>
    </style:style>
    <style:style style:name="T10" style:family="text">
      <style:text-properties fo:font-variant="normal" fo:text-transform="none" fo:color="#4b2204" loext:opacity="100%" style:text-line-through-style="none" style:text-line-through-type="none" fo:font-size="10.5pt" style:text-underline-style="none" fo:font-weight="bold" style:text-overline-style="none" style:text-overline-color="font-color"/>
    </style:style>
    <style:style style:name="T11" style:family="text">
      <style:text-properties fo:font-variant="normal" fo:text-transform="none" fo:color="#8d281e" loext:opacity="100%" style:text-line-through-style="none" style:text-line-through-type="none" fo:font-size="10.5pt" style:text-underline-style="none" fo:font-weight="bold" style:text-overline-style="none" style:text-overline-color="font-color"/>
    </style:style>
    <style:style style:name="T12" style:family="text">
      <style:text-properties fo:font-variant="normal" fo:text-transform="none" fo:color="#808080" loext:opacity="100%" style:text-line-through-style="none" style:text-line-through-type="none" style:font-name="Roboto Slab" fo:font-size="14pt" style:text-underline-style="none" fo:font-weight="normal" style:text-overline-style="none" style:text-overline-color="font-color"/>
    </style:style>
    <style:style style:name="T13" style:family="text">
      <style:text-properties fo:font-variant="normal" fo:text-transform="none" fo:color="#666666" loext:opacity="100%" style:text-line-through-style="none" style:text-line-through-type="none" style:font-name="Roboto Slab" fo:font-size="12pt" style:text-underline-style="none" fo:font-weight="bold" style:text-overline-style="none" style:text-overline-color="font-color"/>
    </style:style>
    <style:style style:name="T14" style:family="text">
      <style:text-properties fo:font-variant="normal" fo:text-transform="none" fo:color="#8d281e" loext:opacity="100%" style:text-line-through-style="none" style:text-line-through-type="none" style:font-name="Roboto Slab" fo:font-size="9pt" style:text-underline-style="none" fo:font-weight="bold" style:text-overline-style="none" style:text-overline-color="font-color"/>
    </style:style>
    <style:style style:name="T15" style:family="text">
      <style:text-properties fo:font-variant="normal" fo:text-transform="none" fo:color="#8d281e" loext:opacity="100%" style:text-line-through-style="none" style:text-line-through-type="none" style:font-name="Roboto Slab" fo:font-size="10.5pt" style:text-underline-style="none" fo:font-weight="bold" style:text-overline-style="none" style:text-overline-color="font-color"/>
    </style:style>
    <style:style style:name="T16" style:family="text">
      <style:text-properties fo:font-variant="normal" fo:text-transform="none" fo:color="#8d281e" loext:opacity="100%" style:text-line-through-style="none" style:text-line-through-type="none" style:font-name="Roboto Slab" fo:font-size="10.5pt" style:text-underline-style="none" fo:font-weight="bold" style:font-weight-asian="bold" style:font-weight-complex="bold" style:text-overline-style="none" style:text-overline-color="font-color"/>
    </style:style>
    <style:style style:name="T17" style:family="text">
      <style:text-properties fo:font-variant="normal" fo:text-transform="none" fo:color="#666666" loext:opacity="100%" style:text-line-through-style="none" style:text-line-through-type="none" style:font-name="Roboto Slab" fo:font-size="9pt" style:text-underline-style="none" fo:font-weight="normal" style:text-overline-style="none" style:text-overline-color="font-color"/>
    </style:style>
    <style:style style:name="T18" style:family="text">
      <style:text-properties fo:font-variant="normal" fo:text-transform="none" fo:color="#666666" loext:opacity="100%" style:text-line-through-style="none" style:text-line-through-type="none" style:font-name="Roboto Slab" fo:font-size="10.5pt" style:text-underline-style="none" fo:font-weight="normal" style:text-overline-style="none" style:text-overline-color="font-color"/>
    </style:style>
    <style:style style:name="T19" style:family="text">
      <style:text-properties fo:font-variant="normal" fo:text-transform="none" fo:color="#41190d" loext:opacity="100%" style:text-outline="false" style:text-line-through-style="none" style:text-line-through-type="none" style:font-name="Roboto Slab1" fo:font-size="10.5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d281e" loext:opacity="100%" style:text-outline="false" style:text-line-through-style="none" style:text-line-through-type="none" style:font-name="Roboto Slab1" fo:font-size="10.5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666666" loext:opacity="100%" fo:font-size="12pt" fo:font-weight="normal" style:font-weight-asian="normal" style:font-weight-complex="normal"/>
    </style:style>
    <style:style style:name="T22" style:family="text">
      <style:text-properties fo:color="#666666" loext:opacity="100%" fo:font-size="12pt"/>
    </style:style>
    <style:style style:name="T23" style:family="text">
      <style:text-properties fo:color="#8d281e" loext:opacity="100%" fo:font-size="10pt" fo:font-weight="bold" style:font-weight-asian="bold" style:font-weight-complex="bold"/>
    </style:style>
    <style:style style:name="T24" style:family="text">
      <style:text-properties fo:color="#8d281e" loext:opacity="100%" fo:font-size="10pt"/>
    </style:style>
    <style:style style:name="T25" style:family="text">
      <style:text-properties fo:color="#666666" loext:opacity="100%" style:font-name="Roboto Slab" fo:font-size="12pt" fo:font-weight="bold"/>
    </style:style>
    <style:style style:name="T26" style:family="text">
      <style:text-properties fo:color="#8d281e" loext:opacity="100%" style:font-name="Roboto Slab" fo:font-size="10pt" fo:font-weight="bold"/>
    </style:style>
    <style:style style:name="T27" style:family="text">
      <style:text-properties fo:color="#4b2204" loext:opacity="100%" fo:font-size="10.5pt" fo:font-weight="normal"/>
    </style:style>
    <style:style style:name="T28" style:family="text">
      <style:text-properties fo:color="#4b2204" loext:opacity="100%" fo:font-size="10.5pt" fo:font-weight="bold"/>
    </style:style>
    <style:style style:name="T29" style:family="text">
      <style:text-properties fo:font-variant="normal" fo:text-transform="none" fo:color="#4b2204" loext:opacity="100%" style:text-outline="false" style:text-line-through-style="none" style:text-line-through-type="none" style:font-name="Roboto Slab" fo:font-size="10.5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4b2204" loext:opacity="100%" style:font-name="Roboto Slab" fo:font-size="10.5pt" fo:font-weight="bold"/>
    </style:style>
    <style:style style:name="T31" style:family="text">
      <style:text-properties fo:font-variant="normal" fo:text-transform="none" fo:color="#4b2204" loext:opacity="100%" style:text-outline="false" style:text-line-through-style="none" style:text-line-through-type="none" style:font-name="Roboto Slab" fo:font-size="16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9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 ">
        <style:list-level-properties text:space-before="0.6cm" text:min-label-width="0.6cm"/>
        <style:text-properties fo:font-family="'Roboto Slab'" style:font-style-name="Light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525cm" svg:y1="7.667cm" svg:x2="10.525cm" svg:y2="28.305cm">
          <text:p/>
        </draw:line>
        <draw:frame draw:style-name="gr2" draw:text-style-name="P3" draw:layer="layout" svg:width="9.951cm" svg:height="1.462cm" svg:x="5.525cm" svg:y="3.857cm">
          <draw:text-box>
            <text:p text:style-name="P2"><text:span text:style-name="T1">ФРОЛ</text:span><text:span text:style-name="T1">ОВ </text:span><text:span text:style-name="T1">ВАЛЕ</text:span><text:span text:style-name="T1">НТИ</text:span><text:span text:style-name="T1">Н</text:span></text:p>
          </draw:text-box>
        </draw:frame>
        <draw:frame draw:style-name="gr3" draw:text-style-name="P5" draw:layer="layout" svg:width="6.215cm" svg:height="1.353cm" svg:x="7.393cm" svg:y="5.355cm">
          <draw:text-box>
            <text:p text:style-name="P4"><text:span text:style-name="T2">Frontend разработчик</text:span></text:p>
          </draw:text-box>
        </draw:frame>
        <draw:frame draw:style-name="gr4" draw:text-style-name="P11" draw:layer="layout" svg:width="8.255cm" svg:height="16.316cm" svg:x="1.952cm" svg:y="7.208cm">
          <draw:text-box>
            <text:p text:style-name="P6"><text:span text:style-name="T3">ОПЫТ РАБОТЫ</text:span></text:p>
            <text:p text:style-name="P6"/>
            <text:p text:style-name="P6"><text:span text:style-name="T4">Fullstack разработчик</text:span></text:p>
            <text:p text:style-name="P6"><text:span text:style-name="T5"/></text:p>
            <text:p text:style-name="P6"><text:span text:style-name="T6">“</text:span><text:span text:style-name="T6">КРЕМ и КОРЖ”</text:span></text:p>
            <text:p text:style-name="P6"><text:span text:style-name="T7">02.07.2024-02.09.2024 ( 2 мес. )</text:span></text:p>
            <text:p text:style-name="P6"><text:span text:style-name="T8"/></text:p>
            <text:list text:style-name="L2">
              <text:list-item>
                <text:p text:style-name="P7"><text:span text:style-name="T9">полный цикл разработки: 1 месяц кодинга + 1 месяц развёртывания</text:span></text:p>
              </text:list-item>
              <text:list-item>
                <text:p text:style-name="P7"><text:span text:style-name="T9">регистрация пользователей по почте</text:span></text:p>
              </text:list-item>
              <text:list-item>
                <text:p text:style-name="P7"><text:span text:style-name="T9">автоматизация реальных бизнес-процессов по учёту подарочных кофе, CRUD позиций блюд </text:span></text:p>
              </text:list-item>
              <text:list-item>
                <text:p text:style-name="P7"><text:span text:style-name="T9">JWT авторизация пользователей</text:span></text:p>
              </text:list-item>
              <text:list-item>
                <text:p text:style-name="P7"><text:span text:style-name="T9">панели администратора и клиента</text:span></text:p>
              </text:list-item>
              <text:list-item>
                <text:p text:style-name="P7"><text:span text:style-name="T9">корзина для заказа тортов</text:span></text:p>
              </text:list-item>
              <text:list-item>
                <text:p text:style-name="P7"><text:span text:style-name="T9">отслеживание статуса заказа</text:span></text:p>
              </text:list-item>
            </text:list>
            <text:p text:style-name="P7"><text:span text:style-name="T10"/></text:p>
            <text:p text:style-name="P7"><text:span text:style-name="T11"><text:a xlink:href="https://creamkorzh.ru/" xlink:type="simple">https://creamkorzh.ru</text:a></text:span></text:p>
            <text:p text:style-name="P7"><text:span text:style-name="T9"/></text:p>
            <text:p text:style-name="P8"><text:span text:style-name="T12"/></text:p>
            <text:p text:style-name="P8"><text:span text:style-name="T13">Frontend разработчик</text:span></text:p>
            <text:p text:style-name="P8"><text:span text:style-name="T14"/></text:p>
            <text:p text:style-name="P8"><text:span text:style-name="T15">“</text:span><text:span text:style-name="T16">Портфолио</text:span><text:span text:style-name="T15">” пет-проектов</text:span></text:p>
            <text:p text:style-name="P8"><text:span text:style-name="T17">02.06.2024-02.07.2024 ( 1 мес. )</text:span></text:p>
            <text:p text:style-name="P8"><text:span text:style-name="T17"/></text:p>
            <text:list text:style-name="L3">
              <text:list-item>
                <text:p text:style-name="P9"><text:span text:style-name="T18">собраны 6 проектов, охватывающие применение разных технологий и инструментов</text:span></text:p>
              </text:list-item>
              <text:list-item>
                <text:p text:style-name="P9"><text:span text:style-name="T18">адаптивная вёрстка и минимализм</text:span></text:p>
              </text:list-item>
            </text:list>
            <text:p text:style-name="P10"><text:span text:style-name="T19"><text:s text:c="7"/></text:span></text:p>
            <text:p text:style-name="P10"><text:span text:style-name="T20"><text:a xlink:href="https://portfolio-valentine.netlify.app/" xlink:type="simple">https://portfolio-valentine.netlify.app</text:a></text:span></text:p>
          </draw:text-box>
        </draw:frame>
        <draw:frame draw:style-name="gr5" draw:text-style-name="P13" draw:layer="layout" svg:width="7.938cm" svg:height="12.74cm" svg:x="10.842cm" svg:y="7.31cm">
          <draw:text-box>
            <text:p text:style-name="P12"><text:span text:style-name="T3">СТЕК </text:span><text:span text:style-name="T3">ТЕХНОЛОГ</text:span><text:span text:style-name="T3">ИЙ</text:span></text:p>
            <text:p text:style-name="P12"><text:span text:style-name="T21"/></text:p>
            <text:p text:style-name="P12"><text:span text:style-name="T22">Frontend</text:span></text:p>
            <text:p text:style-name="P12"><text:span text:style-name="T23">React, Typescrypt, </text:span><text:span text:style-name="T23">Redux, RTK Query</text:span><text:span text:style-name="T22"><text:line-break/></text:span><text:span text:style-name="T22"/></text:p>
            <text:p text:style-name="P12"><text:span text:style-name="T22">Backend и </text:span><text:span text:style-name="T22">APIs</text:span></text:p>
            <text:p text:style-name="P12"><text:span text:style-name="T24">Node.js, Express, </text:span><text:span text:style-name="T24">JWT, WebSocket</text:span></text:p>
            <text:p text:style-name="P12"><text:span text:style-name="T24"/></text:p>
            <text:p text:style-name="P12"><text:span text:style-name="T22">Архитектура</text:span></text:p>
            <text:p text:style-name="P12"><text:span text:style-name="T24">FSD, REST API, </text:span><text:span text:style-name="T24">React Router Dom </text:span><text:span text:style-name="T24">6</text:span></text:p>
            <text:p text:style-name="P12"><text:span text:style-name="T24"/></text:p>
            <text:p text:style-name="P12"><text:span text:style-name="T22">Базы данных</text:span></text:p>
            <text:p text:style-name="P12"><text:span text:style-name="T24">PostgreSQL</text:span></text:p>
            <text:p text:style-name="P12"><text:span text:style-name="T24"/></text:p>
            <text:p text:style-name="P12"><text:span text:style-name="T22">DevOps и </text:span><text:span text:style-name="T22">безопасность</text:span></text:p>
            <text:p text:style-name="P12"><text:span text:style-name="T24">Docker, Nginx, </text:span><text:span text:style-name="T24">Let’s Encrypt</text:span></text:p>
            <text:p text:style-name="P12"><text:span text:style-name="T24"/></text:p>
            <text:p text:style-name="P12"><text:span text:style-name="T22">UI </text:span><text:span text:style-name="T22">библиотеки</text:span></text:p>
            <text:p text:style-name="P12"><text:span text:style-name="T24">Ant Design, </text:span><text:span text:style-name="T24">Bootstrap, Framer </text:span><text:span text:style-name="T24">Motion</text:span></text:p>
            <text:p text:style-name="P12"><text:span text:style-name="T22"/></text:p>
            <text:p text:style-name="P12"><text:span text:style-name="T22">Инструмент</text:span><text:span text:style-name="T22">ы</text:span></text:p>
            <text:p text:style-name="P12"><text:span text:style-name="T24">Git, Redux Toolkit, </text:span><text:span text:style-name="T24">Dev Tools, </text:span><text:span text:style-name="T24">DeepSeek, Chat </text:span><text:span text:style-name="T24">GPT</text:span></text:p>
          </draw:text-box>
        </draw:frame>
        <draw:frame draw:style-name="gr6" draw:text-style-name="P13" draw:layer="layout" svg:width="7.937cm" svg:height="7.977cm" svg:x="10.843cm" svg:y="20.367cm">
          <draw:text-box>
            <text:p text:style-name="P12"><text:span text:style-name="T3">ОБУЧЕНИЕ</text:span></text:p>
            <text:p text:style-name="P12"><text:span text:style-name="T22"/></text:p>
            <text:p text:style-name="P14"><text:span text:style-name="T25">“</text:span><text:span text:style-name="T25">JavaScript Algorithms and Data Structures”</text:span></text:p>
            <text:p text:style-name="P14"><text:span text:style-name="T26">FreeCodeCamp.org</text:span></text:p>
            <text:p text:style-name="P14"><text:span text:style-name="T26"/></text:p>
            <text:p text:style-name="P14"><text:span text:style-name="T25">“</text:span><text:span text:style-name="T25">Полный курс по JS+React+Redux – с нуля до результата” (Иван Петриченко)</text:span></text:p>
            <text:p text:style-name="P14"><text:span text:style-name="T26">Udemy.com</text:span></text:p>
            <text:p text:style-name="P14"><text:span text:style-name="T26"/></text:p>
            <text:p text:style-name="P14"><text:span text:style-name="T25">Resources for Developers by Developers_</text:span></text:p>
            <text:p text:style-name="P14"><text:span text:style-name="T26">MDN Web Docs</text:span></text:p>
          </draw:text-box>
        </draw:frame>
        <draw:frame draw:style-name="gr7" draw:text-style-name="P13" draw:layer="layout" svg:width="8.255cm" svg:height="5.883cm" svg:x="1.952cm" svg:y="23.86cm">
          <draw:text-box>
            <text:p text:style-name="P12"><text:span text:style-name="T3">КОНТАК</text:span><text:span text:style-name="T3">ТЫ</text:span></text:p>
            <text:p text:style-name="P12"><text:span text:style-name="T27"><text:tab/></text:span></text:p>
            <text:p text:style-name="P12"><text:span text:style-name="T27"><text:s text:c="10"/></text:span><text:span text:style-name="T28">@thayorn</text:span></text:p>
            <text:p text:style-name="P12"/>
            <text:p text:style-name="P14"><text:span text:style-name="T29"><text:s text:c="10"/></text:span><text:span text:style-name="T30"><text:a xlink:href="https://github.com/Thayorns" xlink:type="simple"> https://github.com/Thayorns</text:a></text:span></text:p>
            <text:p text:style-name="P14"><text:span text:style-name="T30"/></text:p>
            <text:p text:style-name="P14"><text:span text:style-name="T31"><text:s text:c="7"/></text:span><text:span text:style-name="T30"><text:a xlink:href="mailto:thayornswordsman@gmail.com" xlink:type="simple">thayornswordsman@gmail.com</text:a></text:span></text:p>
          </draw:text-box>
        </draw:frame>
        <draw:line draw:style-name="gr8" draw:text-style-name="P15" draw:layer="layout" svg:x1="2.27cm" svg:y1="17.51cm" svg:x2="9.859cm" svg:y2="17.51cm">
          <text:p/>
        </draw:line>
        <draw:frame draw:style-name="gr9" draw:text-style-name="P16" draw:layer="layout" svg:width="0.635cm" svg:height="0.635cm" svg:x="2.27cm" svg:y="25.13cm">
          <draw:image xlink:href="Pictures/100000000000023F0000014080D4A47B09911B4D.jpg" xlink:type="simple" xlink:show="embed" xlink:actuate="onLoad" draw:mime-type="image/jpeg">
            <text:p/>
          </draw:image>
        </draw:frame>
        <draw:frame draw:style-name="gr10" draw:text-style-name="P17" draw:layer="layout" svg:width="0.634cm" svg:height="0.651cm" svg:x="2.27cm" svg:y="26.384cm">
          <draw:image xlink:href="Pictures/1000000000000230000002301188CB54DAC3753A.png" xlink:type="simple" xlink:show="embed" xlink:actuate="onLoad" draw:mime-type="image/png">
            <text:p/>
          </draw:image>
        </draw:frame>
        <draw:frame draw:style-name="gr11" draw:text-style-name="P17" draw:layer="layout" svg:width="0.576cm" svg:height="0.435cm" svg:x="2.27cm" svg:y="27.67cm">
          <draw:image xlink:href="Pictures/1000000100000386000002A931844B2614420094.png" xlink:type="simple" xlink:show="embed" xlink:actuate="onLoad" draw:mime-type="image/png">
            <text:p/>
          </draw:image>
        </draw:frame>
        <draw:line draw:style-name="gr12" draw:text-style-name="P18" draw:layer="layout" svg:x1="2.27cm" svg:y1="8.302cm" svg:x2="9.89cm" svg:y2="8.302cm">
          <text:p/>
        </draw:line>
        <draw:line draw:style-name="gr12" draw:text-style-name="P18" draw:layer="layout" svg:x1="11.16cm" svg:y1="8.302cm" svg:x2="18.78cm" svg:y2="8.302cm">
          <text:p/>
        </draw:line>
        <draw:line draw:style-name="gr12" draw:text-style-name="P18" draw:layer="layout" svg:x1="11.16cm" svg:y1="21.32cm" svg:x2="18.78cm" svg:y2="21.32cm">
          <text:p/>
        </draw:line>
        <draw:line draw:style-name="gr12" draw:text-style-name="P18" draw:layer="layout" svg:x1="2.198cm" svg:y1="24.812cm" svg:x2="9.89cm" svg:y2="24.81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Slab" svg:font-family="'Roboto Slab'" style:font-adornments="Regular" style:font-pitch="variable"/>
    <style:font-face style:name="Roboto Slab1" svg:font-family="'Roboto Slab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amond" svg:viewBox="0 0 3000 6000" svg:d="M1500 0l1500 3000-1500 3000-1500-300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02T20:31:13.557761555</meta:creation-date>
    <dc:date>2025-06-03T02:34:56.154264598</dc:date>
    <meta:editing-duration>PT28M24S</meta:editing-duration>
    <meta:editing-cycles>3</meta:editing-cycles>
    <meta:generator>LibreOffice/7.3.7.2$Linux_X86_64 LibreOffice_project/30$Build-2</meta:generator>
    <meta:document-statistic meta:object-count="15"/>
  </office:meta>
</office:document-meta>
</file>